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60000028B03B000F815DC8177.jpg" manifest:media-type="image/jpeg"/>
  <manifest:file-entry manifest:full-path="Pictures/100000000000045A000002C05C672FA7846E64B6.png" manifest:media-type="image/png"/>
  <manifest:file-entry manifest:full-path="Pictures/1000000000000484000002D46F8A1A0A1A4F3C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2cm" svg:stroke-color="#ff6600" draw:marker-start-width="0.661cm" draw:marker-end-width="0.661cm" draw:opacity="0%" draw:textarea-horizontal-align="justify" draw:textarea-vertical-align="middle" draw:auto-grow-height="false" fo:min-height="2.578cm" fo:min-width="9.44cm" fo:padding-top="0.201cm" fo:padding-bottom="0.201cm" fo:padding-left="0.326cm" fo:padding-right="0.326cm" draw:shadow-opacity="0%"/>
    </style:style>
    <style:style style:name="gr3" style:family="graphic" style:parent-style-name="standard">
      <style:graphic-properties svg:stroke-width="0.152cm" svg:stroke-color="#ff6600" draw:marker-start-width="0.661cm" draw:marker-end-width="0.661cm" draw:opacity="0%" draw:textarea-horizontal-align="justify" draw:textarea-vertical-align="middle" draw:auto-grow-height="false" fo:min-height="1.133cm" fo:min-width="5.533cm" fo:padding-top="0.201cm" fo:padding-bottom="0.201cm" fo:padding-left="0.326cm" fo:padding-right="0.326cm" draw:shadow-opacity="0%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ff6600" draw:marker-start-width="0.661cm" draw:marker-end-width="0.661cm" draw:opacity="0%" draw:textarea-horizontal-align="justify" draw:textarea-vertical-align="middle" draw:auto-grow-height="false" fo:min-height="0.716cm" fo:min-width="3.887cm" fo:padding-top="0.201cm" fo:padding-bottom="0.201cm" fo:padding-left="0.326cm" fo:padding-right="0.326cm" draw:shadow-opacity="0%"/>
    </style:style>
    <style:style style:name="gr7" style:family="graphic" style:parent-style-name="standard">
      <style:graphic-properties svg:stroke-width="0.152cm" svg:stroke-color="#ff6600" draw:marker-start-width="0.661cm" draw:marker-end-width="0.661cm" draw:opacity="0%" draw:textarea-horizontal-align="justify" draw:textarea-vertical-align="middle" draw:auto-grow-height="false" fo:min-height="0.691cm" fo:min-width="2.157cm" fo:padding-top="0.201cm" fo:padding-bottom="0.201cm" fo:padding-left="0.326cm" fo:padding-right="0.326cm" draw:shadow-opacity="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7.534cm" svg:x="0.189cm" svg:y="2.032cm">
          <draw:image xlink:href="Pictures/1000000000000484000002D46F8A1A0A1A4F3C98.png" xlink:type="simple" xlink:show="embed" xlink:actuate="onLoad">
            <text:p/>
          </draw:image>
        </draw:frame>
        <draw:custom-shape draw:style-name="gr2" draw:text-style-name="P2" draw:layer="layout" svg:width="10.414cm" svg:height="3.302cm" svg:x="4.572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49cm" svg:height="1.699cm" svg:x="4.573cm" svg:y="17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4" draw:layer="layout" svg:width="23.018cm" svg:height="17.223cm" svg:x="3.048cm" svg:y="1.319cm">
          <draw:image xlink:href="Pictures/10000000000003660000028B03B000F815DC8177.jpg" xlink:type="simple" xlink:show="embed" xlink:actuate="onLoad">
            <text:p/>
          </draw:image>
        </draw:frame>
        <draw:custom-shape draw:style-name="gr6" draw:text-style-name="P2" draw:layer="layout" svg:width="4.659cm" svg:height="1.238cm" svg:x="10.073cm" svg:y="3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7.694cm" svg:x="0.189cm" svg:y="1.837cm">
          <draw:image xlink:href="Pictures/100000000000045A000002C05C672FA7846E64B6.png" xlink:type="simple" xlink:show="embed" xlink:actuate="onLoad">
            <text:p/>
          </draw:image>
        </draw:frame>
        <draw:custom-shape draw:style-name="gr7" draw:text-style-name="P2" draw:layer="layout" svg:width="2.927cm" svg:height="1.211cm" svg:x="9.673cm" svg:y="12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4T08:17:36.230869598</meta:creation-date>
    <meta:generator>LibreOffice/5.1.6.2$Linux_X86_64 LibreOffice_project/10m0$Build-2</meta:generator>
    <dc:date>2020-11-24T08:58:22.653174315</dc:date>
    <meta:editing-duration>PT15M34S</meta:editing-duration>
    <meta:editing-cycles>3</meta:editing-cycles>
    <meta:document-statistic meta:object-count="34"/>
  </office:meta>
</office:document-meta>
</file>